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end="Linienspitzen_20_1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="" draw:marker-end="Linienspitzen_20_1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10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1" fo:font-size="14pt" fo:font-style="normal" fo:font-weight="normal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152cm" svg:height="1.27cm" svg:x="16.647cm" svg:y="0.3cm" svg:viewBox="0 0 2153 1271" draw:points="0,1271 0,0 2153,0 2153,1271">
          <text:p text:style-name="P1"><text:span text:style-name="T1">pyFDA</text:span></text:p>
        </draw:polygon>
        <draw:g>
          <draw:polygon draw:style-name="gr1" draw:text-style-name="P1" draw:layer="layout" svg:width="2.046cm" svg:height="1.27cm" svg:x="25.956cm" svg:y="5.268cm" svg:viewBox="0 0 2047 1271" draw:points="0,1271 0,0 2047,0 2047,1271">
            <text:p text:style-name="P1"><text:span text:style-name="T2">Plot3D</text:span></text:p>
          </draw:polygon>
          <draw:polygon draw:style-name="gr1" draw:layer="layout" svg:width="1.94cm" svg:height="1.27cm" svg:x="28.831cm" svg:y="5.268cm" svg:viewBox="0 0 1941 1271" draw:points="0,1271 0,0 1941,0 1941,1271">
            <text:p text:style-name="P1"><text:span text:style-name="T2">PlotHf</text:span></text:p>
          </draw:polygon>
          <draw:polygon draw:style-name="gr1" draw:layer="layout" svg:width="2.434cm" svg:height="1.27cm" svg:x="31.406cm" svg:y="5.268cm" svg:viewBox="0 0 2435 1271" draw:points="0,1271 0,0 2435,0 2435,1271">
            <text:p text:style-name="P1"><text:span text:style-name="T2">PlotImpz</text:span></text:p>
          </draw:polygon>
          <draw:polygon draw:style-name="gr1" draw:layer="layout" svg:width="2.011cm" svg:height="1.27cm" svg:x="34.476cm" svg:y="5.268cm" svg:viewBox="0 0 2012 1271" draw:points="0,1271 0,0 2012,0 2012,1271">
            <text:p text:style-name="P1"><text:span text:style-name="T2">PlotPZ</text:span></text:p>
          </draw:polygon>
          <draw:polygon draw:style-name="gr1" draw:layer="layout" svg:width="2.081cm" svg:height="1.27cm" svg:x="19.941cm" svg:y="5.268cm" svg:viewBox="0 0 2082 1271" draw:points="0,1271 0,0 2082,0 2082,1271">
            <text:p text:style-name="P1"><text:span text:style-name="T2">PlotPhi</text:span></text:p>
          </draw:polygon>
          <draw:polygon draw:style-name="gr1" draw:layer="layout" svg:width="2.575cm" svg:height="1.27cm" svg:x="22.658cm" svg:y="5.268cm" svg:viewBox="0 0 2576 1271" draw:points="0,1271 0,0 2576,0 2576,1271">
            <text:p text:style-name="P1"><text:span text:style-name="T2">PlotTauG</text:span></text:p>
          </draw:polygon>
          <draw:polygon draw:style-name="gr1" draw:layer="layout" svg:width="2.046cm" svg:height="1.27cm" svg:x="28.778cm" svg:y="2.163cm" svg:viewBox="0 0 2047 1271" draw:points="0,1271 0,0 2047,0 2047,1271">
            <text:p text:style-name="P1"><text:span text:style-name="T2">PlotAll</text:span></text:p>
          </draw:polygon>
          <draw:path draw:style-name="gr2" draw:layer="layout" svg:width="1.604cm" svg:height="1.824cm" svg:x="27.455cm" svg:y="3.434cm" svg:viewBox="0 0 1605 1825" svg:d="M0 1825c282-352 653-798 1007-1173 109-115 480-537 598-652">
            <text:p/>
          </draw:path>
          <draw:path draw:style-name="gr2" draw:layer="layout" svg:width="0cm" svg:height="1.853cm" svg:x="29.801cm" svg:y="3.4cm" svg:viewBox="0 0 0 1854" svg:d="M0 1854c0-398 0-1393 0-1854">
            <text:p/>
          </draw:path>
          <draw:path draw:style-name="gr2" draw:layer="layout" svg:width="1.666cm" svg:height="1.833cm" svg:x="30.436cm" svg:y="3.434cm" svg:viewBox="0 0 1667 1834" svg:d="M1667 1834c-306-349-703-795-1066-1182-104-111-491-539-601-652">
            <text:p/>
          </draw:path>
          <draw:path draw:style-name="gr2" draw:layer="layout" svg:width="4.004cm" svg:height="2.208cm" svg:x="30.825cm" svg:y="3.054cm" svg:viewBox="0 0 4005 2209" svg:d="M4005 2209c-431-377-1022-850-1606-1176-623-348-1768-824-2399-1033">
            <text:p/>
          </draw:path>
          <draw:path draw:style-name="gr2" draw:layer="layout" svg:width="6.943cm" svg:height="2.505cm" svg:x="21.834cm" svg:y="2.763cm" svg:viewBox="0 0 6944 2506" svg:d="M0 2506c588-389 1403-878 2182-1182 1418-554 3569-1142 4762-1324">
            <text:p/>
          </draw:path>
          <draw:path draw:style-name="gr2" draw:layer="layout" svg:width="4.215cm" svg:height="2.13cm" svg:x="24.562cm" svg:y="3.134cm" svg:viewBox="0 0 4216 2131" svg:d="M0 2131c416-380 993-858 1571-1179 693-384 1949-745 2645-952">
            <text:p/>
          </draw:path>
          <draw:frame draw:style-name="gr3" draw:text-style-name="P2" draw:layer="layout" svg:width="4.473cm" svg:height="1.115cm" svg:x="31.327cm" svg:y="1.385cm">
            <draw:text-box>
              <text:p><text:span text:style-name="T3">plot_widgets</text:span></text:p>
            </draw:text-box>
          </draw:frame>
        </draw:g>
        <draw:g>
          <draw:polygon draw:style-name="gr4" draw:text-style-name="P1" draw:layer="layout" svg:width="2.822cm" svg:height="1.27cm" svg:x="16.539cm" svg:y="8.372cm" svg:viewBox="0 0 2823 1271" draw:points="0,1271 0,0 2823,0 2823,1271">
            <text:p text:style-name="P1"><text:span text:style-name="T2">InputFilter</text:span></text:p>
          </draw:polygon>
          <draw:polygon draw:style-name="gr4" draw:text-style-name="P1" draw:layer="layout" svg:width="3.38cm" svg:height="1.27cm" svg:x="6.019cm" svg:y="2.163cm" svg:viewBox="0 0 3381 1271" draw:points="0,1271 0,0 3381,0 3381,1271">
            <text:p text:style-name="P1"><text:span text:style-name="T2">InputWidgets</text:span></text:p>
          </draw:polygon>
          <draw:polygon draw:style-name="gr1" draw:layer="layout" svg:width="3.881cm" svg:height="1.27cm" svg:x="0.583cm" svg:y="8.372cm" svg:viewBox="0 0 3882 1271" draw:points="0,1271 0,0 3882,0 3882,1271">
            <text:p text:style-name="P1"><text:span text:style-name="T2">InputAmpSpecs</text:span></text:p>
          </draw:polygon>
          <draw:polygon draw:style-name="gr4" draw:text-style-name="P1" draw:layer="layout" svg:width="5.499cm" svg:height="1.27cm" svg:x="7cm" svg:y="5.268cm" svg:viewBox="0 0 5500 1271" draw:points="0,1271 0,0 5500,0 5500,1271">
            <text:p text:style-name="P1"><text:span text:style-name="T2">InputSpecs</text:span></text:p>
          </draw:polygon>
          <draw:path draw:style-name="gr5" draw:layer="layout" svg:width="3.392cm" svg:height="1.831cm" svg:x="4.107cm" svg:y="6.539cm" svg:viewBox="0 0 3393 1832" svg:d="M0 1832c582-351 3005-1371 3393-1832">
            <text:p/>
          </draw:path>
          <draw:polygon draw:style-name="gr4" draw:text-style-name="P1" draw:layer="layout" svg:width="2.999cm" svg:height="1.27cm" svg:x="0.621cm" svg:y="5.268cm" svg:viewBox="0 0 3000 1271" draw:points="0,1271 0,0 3000,0 3000,1271">
            <text:p text:style-name="P1"><text:span text:style-name="T2">InputCoeffs</text:span></text:p>
          </draw:polygon>
          <draw:path draw:style-name="gr6" draw:layer="layout" svg:width="4.318cm" svg:height="2.56cm" svg:x="1.7cm" svg:y="2.7cm" svg:viewBox="0 0 4319 2561" svg:d="M0 2561c224-453 572-1022 1039-1380 798-612 2374-970 3280-1181">
            <text:p/>
          </draw:path>
          <draw:polygon draw:style-name="gr4" draw:text-style-name="P1" draw:layer="layout" svg:width="2.611cm" svg:height="1.27cm" svg:x="3.973cm" svg:y="5.268cm" svg:viewBox="0 0 2612 1271" draw:points="0,1271 0,0 2612,0 2612,1271">
            <text:p text:style-name="P1"><text:span text:style-name="T2">InputPZ</text:span></text:p>
          </draw:polygon>
          <draw:path draw:style-name="gr6" draw:layer="layout" svg:width="0.654cm" svg:height="1.827cm" svg:x="5.627cm" svg:y="3.434cm" svg:viewBox="0 0 655 1828" svg:d="M0 1828c49-359 146-813 340-1176 58-110 237-550 315-652">
            <text:p/>
          </draw:path>
          <draw:polygon draw:style-name="gr4" draw:text-style-name="P1" draw:layer="layout" svg:width="3.775cm" svg:height="1.27cm" svg:x="4.916cm" svg:y="8.372cm" svg:viewBox="0 0 3776 1271" draw:points="0,1271 0,0 3776,0 3776,1271">
            <text:p text:style-name="P1"><text:span text:style-name="T2">InputFreqSpecs</text:span></text:p>
          </draw:polygon>
          <draw:path draw:style-name="gr5" draw:layer="layout" svg:width="1.399cm" svg:height="1.826cm" svg:x="6.9cm" svg:y="6.539cm" svg:viewBox="0 0 1400 1827" svg:d="M0 1827c355-446 1004-1328 1400-1827">
            <text:p/>
          </draw:path>
          <draw:polygon draw:style-name="gr4" draw:text-style-name="P1" draw:layer="layout" svg:width="2.505cm" svg:height="1.27cm" svg:x="15.836cm" svg:y="5.268cm" svg:viewBox="0 0 2506 1271" draw:points="0,1271 0,0 2506,0 2506,1271">
            <text:p text:style-name="P1"><text:span text:style-name="T2">InputInfo</text:span></text:p>
          </draw:polygon>
          <draw:path draw:style-name="gr7" draw:layer="layout" svg:width="0.383cm" svg:height="1.833cm" svg:x="7.658cm" svg:y="3.434cm" svg:viewBox="0 0 384 1834" svg:d="M384 1834c-143-351-325-1739-384-1834">
            <text:p/>
          </draw:path>
          <draw:polygon draw:style-name="gr4" draw:text-style-name="P1" draw:layer="layout" svg:width="2.656cm" svg:height="1.27cm" svg:x="9.043cm" svg:y="8.372cm" svg:viewBox="0 0 2657 1271" draw:points="0,1271 0,0 2657,0 2657,1271">
            <text:p text:style-name="P1"><text:span text:style-name="T2">InputOrder</text:span></text:p>
          </draw:polygon>
          <draw:path draw:style-name="gr5" draw:layer="layout" svg:width="1.114cm" svg:height="1.76cm" svg:x="9.885cm" svg:y="6.539cm" svg:viewBox="0 0 1115 1761" svg:d="M1115 1761c0-398-1115-1300-1115-1761">
            <text:p/>
          </draw:path>
          <draw:polygon draw:style-name="gr4" draw:text-style-name="P1" draw:layer="layout" svg:width="2.293cm" svg:height="1.27cm" svg:x="13.276cm" svg:y="5.268cm" svg:viewBox="0 0 2294 1271" draw:points="0,1271 0,0 2294,0 2294,1271">
            <text:p text:style-name="P1"><text:span text:style-name="T2">InputFiles</text:span></text:p>
          </draw:polygon>
          <draw:path draw:style-name="gr6" draw:layer="layout" svg:width="1.584cm" svg:height="1.827cm" svg:x="8.3cm" svg:y="3.434cm" svg:viewBox="0 0 1585 1828" svg:d="M1585 1828c-185-862-485-1362-1585-1828">
            <text:p/>
          </draw:path>
          <draw:path draw:style-name="gr6" draw:layer="layout" svg:width="5.299cm" svg:height="2.161cm" svg:x="9.4cm" svg:y="3.1cm" svg:viewBox="0 0 5300 2162" svg:d="M5300 2162c-248-1196-4296-2019-5300-2162">
            <text:p/>
          </draw:path>
          <draw:polygon draw:style-name="gr4" draw:text-style-name="P1" draw:layer="layout" svg:width="3.999cm" svg:height="1.27cm" svg:x="12.1cm" svg:y="8.372cm" svg:viewBox="0 0 4000 1271" draw:points="0,1271 0,0 4000,0 4000,1271">
            <text:p text:style-name="P1"><text:span text:style-name="T2">InputWeightSpecs</text:span></text:p>
          </draw:polygon>
          <draw:path draw:style-name="gr5" draw:layer="layout" svg:width="3.799cm" svg:height="1.86cm" svg:x="10.8cm" svg:y="6.539cm" svg:viewBox="0 0 3800 1861" svg:d="M3800 1861c0-1000-3011-984-3800-1861">
            <text:p/>
          </draw:path>
          <draw:path draw:style-name="gr5" draw:layer="layout" svg:width="6.099cm" svg:height="1.76cm" svg:x="12.5cm" svg:y="6.539cm" svg:viewBox="0 0 6100 1761" svg:d="M6100 1761c0-1400-4800-1100-6100-1761">
            <text:p/>
          </draw:path>
          <draw:frame draw:style-name="gr8" draw:text-style-name="P3" draw:layer="layout" svg:width="2.1cm" svg:height="0.56cm" svg:x="8.8cm" svg:y="4.3cm">
            <draw:text-box>
              <text:p text:style-name="P1"><text:span text:style-name="T4">sFD, sSC</text:span></text:p>
            </draw:text-box>
          </draw:frame>
          <draw:frame draw:style-name="gr9" draw:text-style-name="P2" draw:layer="layout" svg:width="4.947cm" svg:height="1.115cm" svg:x="0.8cm" svg:y="1.285cm">
            <draw:text-box>
              <text:p><text:span text:style-name="T3">input_widgets</text:span></text:p>
            </draw:text-box>
          </draw:frame>
          <draw:frame draw:style-name="gr10" draw:text-style-name="P3" draw:layer="layout" svg:width="0.907cm" svg:height="0.56cm" svg:x="3.1cm" svg:y="3.2cm">
            <draw:text-box>
              <text:p text:style-name="P1"><text:span text:style-name="T4">sFD</text:span></text:p>
            </draw:text-box>
          </draw:frame>
          <draw:path draw:style-name="gr6" draw:layer="layout" svg:width="3.099cm" svg:height="2.135cm" draw:transform="rotate (3.13024801345183) translate (5.99976491184385cm 5.23516722613418cm)" svg:viewBox="0 0 3100 2136" svg:d="M0 2136c721-309 2712-1032 3100-2136">
            <text:p/>
          </draw:path>
          <draw:frame draw:style-name="gr10" draw:text-style-name="P3" draw:layer="layout" svg:width="0.907cm" svg:height="0.56cm" svg:x="5.493cm" svg:y="4.2cm">
            <draw:text-box>
              <text:p text:style-name="P1"><text:span text:style-name="T4">sFD</text:span></text:p>
            </draw:text-box>
          </draw:frame>
          <draw:frame draw:style-name="gr10" draw:text-style-name="P3" draw:layer="layout" svg:width="0.907cm" svg:height="0.56cm" svg:x="12.4cm" svg:y="3.54cm">
            <draw:text-box>
              <text:p text:style-name="P1"><text:span text:style-name="T4">sFD</text:span></text:p>
            </draw:text-box>
          </draw:frame>
          <draw:frame draw:style-name="gr10" draw:text-style-name="P3" draw:layer="layout" svg:width="0.907cm" svg:height="0.56cm" svg:x="5.122cm" svg:y="7.24cm">
            <draw:text-box>
              <text:p text:style-name="P1"><text:span text:style-name="T4">sSC</text:span></text:p>
            </draw:text-box>
          </draw:frame>
          <draw:frame draw:style-name="gr10" draw:text-style-name="P3" draw:layer="layout" svg:width="0.907cm" svg:height="0.56cm" svg:x="7.015cm" svg:y="7.44cm">
            <draw:text-box>
              <text:p text:style-name="P1"><text:span text:style-name="T4">sSC</text:span></text:p>
            </draw:text-box>
          </draw:frame>
          <draw:frame draw:style-name="gr10" draw:text-style-name="P3" draw:layer="layout" svg:width="0.907cm" svg:height="0.56cm" svg:x="13.893cm" svg:y="7.64cm">
            <draw:text-box>
              <text:p text:style-name="P1"><text:span text:style-name="T4">sSC</text:span></text:p>
            </draw:text-box>
          </draw:frame>
          <draw:frame draw:style-name="gr10" draw:text-style-name="P3" draw:layer="layout" svg:width="0.907cm" svg:height="0.56cm" svg:x="17.9cm" svg:y="7.54cm">
            <draw:text-box>
              <text:p text:style-name="P1"><text:span text:style-name="T4">sSC</text:span></text:p>
            </draw:text-box>
          </draw:frame>
          <draw:frame draw:style-name="gr10" draw:text-style-name="P3" draw:layer="layout" svg:width="0.907cm" svg:height="0.56cm" svg:x="10.093cm" svg:y="7.34cm">
            <draw:text-box>
              <text:p text:style-name="P1"><text:span text:style-name="T4">sSC</text:span></text:p>
            </draw:text-box>
          </draw:frame>
          <draw:path draw:style-name="gr7" draw:layer="layout" svg:width="0.566cm" svg:height="1.867cm" svg:x="6.358cm" svg:y="3.4cm" svg:viewBox="0 0 567 1868" svg:d="M0 1868c600-800 601-1773 542-1868">
            <text:p/>
          </draw:path>
          <draw:path draw:style-name="gr7" draw:layer="layout" svg:width="7.599cm" svg:height="2.699cm" svg:x="9.4cm" svg:y="2.6cm" svg:viewBox="0 0 7600 2700" svg:d="M7600 2700c-87-2200-6119-2600-7600-2700">
            <text:p/>
          </draw:path>
          <draw:path draw:style-name="gr7" draw:layer="layout" svg:width="5.799cm" svg:height="1.832cm" svg:x="11.3cm" svg:y="6.539cm" svg:viewBox="0 0 5800 1833" svg:d="M5800 1833c0-1172-5000-1133-5800-1833">
            <text:p/>
          </draw:path>
          <draw:path draw:style-name="gr6" draw:layer="layout" svg:width="9.218cm" svg:height="1.269cm" svg:x="7.381cm" svg:y="0.891cm" svg:viewBox="0 0 9219 1270" svg:d="M0 1270c119-1461 8319-1261 9219-1261">
            <text:p/>
          </draw:path>
          <draw:frame draw:style-name="gr8" draw:text-style-name="P3" draw:layer="layout" svg:width="2.1cm" svg:height="0.56cm" svg:x="10.2cm" svg:y="0.74cm">
            <draw:text-box>
              <text:p text:style-name="P1"><text:span text:style-name="T4">sFD, sSC</text:span></text:p>
            </draw:text-box>
          </draw:frame>
          <draw:path draw:style-name="gr6" draw:layer="layout" svg:width="10.999cm" svg:height="1.201cm" svg:x="18.8cm" svg:y="0.898cm" svg:viewBox="0 0 11000 1202" svg:d="M0 2c1700 0 11000-100 11000 1200">
            <text:p/>
          </draw:path>
          <draw:path draw:style-name="gr7" draw:layer="layout" svg:width="2.499cm" svg:height="1.86cm" svg:x="10.4cm" svg:y="6.539cm" svg:viewBox="0 0 2500 1861" svg:d="M2500 1861c0-1172-1900-1061-2500-1861">
            <text:p/>
          </draw:path>
          <draw:path draw:style-name="gr7" draw:layer="layout" svg:width="0.943cm" svg:height="1.86cm" svg:x="9.056cm" svg:y="6.539cm" svg:viewBox="0 0 944 1861" svg:d="M944 1861c0-1172-344-1061-944-1861">
            <text:p/>
          </draw:path>
        </draw:g>
        <draw:frame draw:style-name="gr11" draw:text-style-name="P5" draw:layer="layout" svg:width="5.263cm" svg:height="1.419cm" svg:x="21.85cm" svg:y="8.25cm">
          <draw:text-box>
            <text:p text:style-name="P4"><text:span text:style-name="T4">sigFilterDesigned = sFD</text:span></text:p>
            <text:p text:style-name="P4"><text:span text:style-name="T4">sigSpecsChanged <text:s/>= s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0T15:59:06.659000000</dc:date>
    <meta:editing-duration>P1DT4H53M47S</meta:editing-duration>
    <meta:editing-cycles>20</meta:editing-cycles>
    <meta:generator>LibreOffice/4.3.7.2$Windows_x86 LibreOffice_project/8a35821d8636a03b8bf4e15b48f59794652c68ba</meta:generator>
    <meta:document-statistic meta:object-count="58"/>
  </office:meta>
</office:document-meta>
</file>